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1a0" officeooo:paragraph-rsid="000591a0"/>
    </style:style>
    <style:style style:name="P2" style:family="paragraph" style:parent-style-name="Standard">
      <style:text-properties officeooo:rsid="000591a0" officeooo:paragraph-rsid="0005a626"/>
    </style:style>
    <style:style style:name="P3" style:family="paragraph" style:parent-style-name="Standard">
      <style:text-properties officeooo:rsid="000591a0" officeooo:paragraph-rsid="00063a89"/>
    </style:style>
    <style:style style:name="P4" style:family="paragraph" style:parent-style-name="Standard">
      <style:text-properties officeooo:rsid="0005a626" officeooo:paragraph-rsid="0005a626"/>
    </style:style>
    <style:style style:name="P5" style:family="paragraph" style:parent-style-name="Standard">
      <style:text-properties officeooo:rsid="0005a626" officeooo:paragraph-rsid="00063a89"/>
    </style:style>
    <style:style style:name="T1" style:family="text">
      <style:text-properties officeooo:rsid="0005a626"/>
    </style:style>
    <style:style style:name="T2" style:family="text">
      <style:text-properties officeooo:rsid="000591a0"/>
    </style:style>
    <style:style style:name="T3" style:family="text">
      <style:text-properties officeooo:rsid="00063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安装完<text:span text:style-name="T1">5.15.0-88内核以后如果进入系统跳转到initramfs，可以尝试以下操作:</text:span></text:p>
      <text:p text:style-name="P4"/>
      <text:p text:style-name="P4">1.重启进入grub引导界面，选择可以正常启动的内核，先进入系统</text:p>
      <text:p text:style-name="P4"/>
      <text:p text:style-name="P4">2. 执行 apt search linux-modules | grep 5.15.0-88</text:p>
      <text:p text:style-name="P2"><text:tab/>查看linux-modules-extra-5.15.0-88-generic 是否有安装</text:p>
      <text:p text:style-name="P4"><text:tab/>一般安装内核会自动安装当前版本的<text:span text:style-name="T2">linux-modules</text:span></text:p>
      <text:p text:style-name="P4"><text:tab/>sata硬盘的驱动在<text:span text:style-name="T2">linux-modules中，但</text:span>nvme硬盘的驱动在<text:span text:style-name="T2">linux-modules-extra中。网上大多教程都较老，</text:span>nvme使用还不太多，所以搜到的大多不适用。</text:p>
      <text:p text:style-name="P4"/>
      <text:p text:style-name="P5">3. 执行<text:span text:style-name="T2">sudo apt install linux-modules-extra-5.15.0-88-generic</text:span></text:p>
      <text:p text:style-name="P5"><text:tab/><text:span text:style-name="T2">sudo apt install </text:span>linux-modules-iwlwifi-5.15.0-88-generic</text:p>
      <text:p text:style-name="P3"><text:s text:c="4"/>安装<text:span text:style-name="T1">5.15.0-88版本的硬盘和</text:span><text:span text:style-name="T3">wifi驱动，装完重启选择88版内核进入系统即可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4T15:31:47.356327447</meta:creation-date>
    <dc:date>2023-12-14T15:54:58.761020460</dc:date>
    <meta:editing-duration>PT2M40S</meta:editing-duration>
    <meta:editing-cycles>1</meta:editing-cycles>
    <meta:document-statistic meta:table-count="0" meta:image-count="0" meta:object-count="0" meta:page-count="1" meta:paragraph-count="9" meta:word-count="180" meta:character-count="450" meta:non-whitespace-character-count="427"/>
    <meta:generator>LibreOffice/6.4.7.2$Linux_X86_64 LibreOffice_project/40$Build-2</meta:generator>
  </office:meta>
</office:document-meta>
</file>